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fd47e" style:font-size-asian="18pt" style:font-size-complex="18pt"/>
    </style:style>
    <style:style style:name="P2" style:family="paragraph" style:parent-style-name="Standard">
      <style:text-properties fo:font-size="18pt" officeooo:paragraph-rsid="00217f04" style:font-size-asian="18pt" style:font-size-complex="18pt"/>
    </style:style>
    <style:style style:name="P3" style:family="paragraph" style:parent-style-name="Standard">
      <style:text-properties fo:font-size="18pt" officeooo:paragraph-rsid="0022fa4d" style:font-size-asian="18pt" style:font-size-complex="18pt"/>
    </style:style>
    <style:style style:name="P4" style:family="paragraph" style:parent-style-name="Standard">
      <style:text-properties fo:font-size="18pt" officeooo:paragraph-rsid="00248431" style:font-size-asian="18pt" style:font-size-complex="18pt"/>
    </style:style>
    <style:style style:name="P5" style:family="paragraph" style:parent-style-name="Standard">
      <style:text-properties fo:font-size="18pt" officeooo:paragraph-rsid="00271167" style:font-size-asian="18pt" style:font-size-complex="18pt"/>
    </style:style>
    <style:style style:name="P6" style:family="paragraph" style:parent-style-name="Standard">
      <style:text-properties fo:font-size="18pt" officeooo:paragraph-rsid="0027c78a" style:font-size-asian="18pt" style:font-size-complex="18pt"/>
    </style:style>
    <style:style style:name="P7" style:family="paragraph" style:parent-style-name="Standard">
      <style:text-properties fo:font-size="18pt" fo:font-weight="bold" officeooo:paragraph-rsid="0024efba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paragraph-rsid="00271167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normal" officeooo:paragraph-rsid="0027c78a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officeooo:rsid="00217f04" officeooo:paragraph-rsid="001fd47e" style:font-size-asian="18pt" style:font-size-complex="18pt"/>
    </style:style>
    <style:style style:name="P11" style:family="paragraph" style:parent-style-name="Standard">
      <style:text-properties fo:font-size="18pt" officeooo:rsid="00217f04" officeooo:paragraph-rsid="00217f04" style:font-size-asian="18pt" style:font-size-complex="18pt"/>
    </style:style>
    <style:style style:name="P12" style:family="paragraph" style:parent-style-name="Standard">
      <style:text-properties fo:font-size="18pt" fo:font-weight="bold" officeooo:rsid="00271167" officeooo:paragraph-rsid="00271167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271167" officeooo:paragraph-rsid="002d6073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22fa4d" officeooo:paragraph-rsid="0022fa4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bold" officeooo:rsid="0024efba" officeooo:paragraph-rsid="0024efba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28a603" officeooo:paragraph-rsid="0028a603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normal" officeooo:rsid="0022fa4d" officeooo:paragraph-rsid="0024efba" style:font-size-asian="18pt" style:font-weight-asian="normal" style:font-size-complex="18pt" style:font-weight-complex="normal"/>
    </style:style>
    <style:style style:name="P18" style:family="paragraph" style:parent-style-name="Standard">
      <style:text-properties fo:font-size="18pt" fo:font-weight="normal" officeooo:rsid="0022fa4d" officeooo:paragraph-rsid="0022fa4d" style:font-size-asian="18pt" style:font-weight-asian="normal" style:font-size-complex="18pt" style:font-weight-complex="normal"/>
    </style:style>
    <style:style style:name="P19" style:family="paragraph" style:parent-style-name="Standard">
      <style:text-properties fo:font-size="18pt" fo:font-weight="normal" officeooo:rsid="0022fa4d" officeooo:paragraph-rsid="00248431" style:font-size-asian="18pt" style:font-weight-asian="normal" style:font-size-complex="18pt" style:font-weight-complex="normal"/>
    </style:style>
    <style:style style:name="P20" style:family="paragraph" style:parent-style-name="Standard">
      <style:text-properties fo:font-size="18pt" fo:font-weight="normal" officeooo:rsid="00271167" officeooo:paragraph-rsid="00271167" style:font-size-asian="18pt" style:font-weight-asian="normal" style:font-size-complex="18pt" style:font-weight-complex="normal"/>
    </style:style>
    <style:style style:name="P21" style:family="paragraph" style:parent-style-name="Standard">
      <style:text-properties fo:font-size="18pt" fo:font-weight="normal" officeooo:rsid="00271167" officeooo:paragraph-rsid="002a053f" style:font-size-asian="18pt" style:font-weight-asian="normal" style:font-size-complex="18pt" style:font-weight-complex="normal"/>
    </style:style>
    <style:style style:name="P22" style:family="paragraph" style:parent-style-name="Standard">
      <style:text-properties fo:font-size="18pt" fo:font-weight="normal" officeooo:rsid="0024efba" officeooo:paragraph-rsid="0024efba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fo:font-weight="normal" officeooo:rsid="0028a603" officeooo:paragraph-rsid="0028a603" style:font-size-asian="18pt" style:font-weight-asian="normal" style:font-size-complex="18pt" style:font-weight-complex="normal"/>
    </style:style>
    <style:style style:name="P24" style:family="paragraph" style:parent-style-name="Standard">
      <style:text-properties fo:font-size="18pt" fo:font-weight="normal" officeooo:rsid="002a053f" officeooo:paragraph-rsid="002a053f" style:font-size-asian="18pt" style:font-weight-asian="normal" style:font-size-complex="18pt" style:font-weight-complex="normal"/>
    </style:style>
    <style:style style:name="P25" style:family="paragraph" style:parent-style-name="Standard">
      <style:text-properties fo:font-size="18pt" fo:font-weight="normal" officeooo:rsid="002c6f7e" officeooo:paragraph-rsid="002c6f7e" style:font-size-asian="18pt" style:font-weight-asian="normal" style:font-size-complex="18pt" style:font-weight-complex="normal"/>
    </style:style>
    <style:style style:name="T1" style:family="text">
      <style:text-properties officeooo:rsid="001fd47e"/>
    </style:style>
    <style:style style:name="T2" style:family="text">
      <style:text-properties officeooo:rsid="00217f04"/>
    </style:style>
    <style:style style:name="T3" style:family="text">
      <style:text-properties officeooo:rsid="0022fa4d"/>
    </style:style>
    <style:style style:name="T4" style:family="text">
      <style:text-properties fo:font-weight="normal" officeooo:rsid="0022fa4d" style:font-weight-asian="normal" style:font-weight-complex="normal"/>
    </style:style>
    <style:style style:name="T5" style:family="text">
      <style:text-properties fo:font-weight="normal" officeooo:rsid="00248431" style:font-weight-asian="normal" style:font-weight-complex="normal"/>
    </style:style>
    <style:style style:name="T6" style:family="text">
      <style:text-properties fo:font-weight="normal" officeooo:rsid="00271167" style:font-weight-asian="normal" style:font-weight-complex="normal"/>
    </style:style>
    <style:style style:name="T7" style:family="text">
      <style:text-properties fo:font-weight="normal" officeooo:rsid="0027c78a" style:font-weight-asian="normal" style:font-weight-complex="normal"/>
    </style:style>
    <style:style style:name="T8" style:family="text">
      <style:text-properties fo:font-weight="normal" officeooo:rsid="002a053f" style:font-weight-asian="normal" style:font-weight-complex="normal"/>
    </style:style>
    <style:style style:name="T9" style:family="text">
      <style:text-properties officeooo:rsid="0024efba"/>
    </style:style>
    <style:style style:name="T10" style:family="text">
      <style:text-properties fo:font-weight="bold" officeooo:rsid="00271167" style:font-weight-asian="bold" style:font-weight-complex="bold"/>
    </style:style>
    <style:style style:name="T11" style:family="text">
      <style:text-properties officeooo:rsid="00271167"/>
    </style:style>
    <style:style style:name="T12" style:family="text">
      <style:text-properties officeooo:rsid="0027c78a"/>
    </style:style>
    <style:style style:name="T13" style:family="text">
      <style:text-properties officeooo:rsid="002ce786"/>
    </style:style>
    <style:style style:name="T14" style:family="text">
      <style:text-properties officeooo:rsid="002d607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al a </text:span><text:span text:style-name="T2">ferramenta com melhor cobertura ?</text:span></text:p>
      <text:p text:style-name="P10"/>
      <text:p text:style-name="P8"><text:span text:style-name="T13">Na média </text:span><text:span text:style-name="T11">Evosuite </text:span><text:span text:style-name="T7">tem cobertura 44.58% maior que o</text:span><text:span text:style-name="T12"> </text:span><text:span text:style-name="T7">Randoop</text:span><text:span text:style-name="T12">.</text:span></text:p>
      <text:p text:style-name="P12"/>
      <text:p text:style-name="P13"><text:span text:style-name="T14">Dizer a média de cobertura de randoop e evosuite</text:span></text:p>
      <text:p text:style-name="P12"/>
      <text:p text:style-name="P11">Qual a abordagem com melhor cobertura ?</text:p>
      <text:p text:style-name="P11"/>
      <text:p text:style-name="P12">IC</text:p>
      <text:p text:style-name="P11"/>
      <text:p text:style-name="P2"><text:span text:style-name="T2">Qual a melhor combinação de abordagem </text:span><text:span text:style-name="T12">Considerando a Cobertura</text:span><text:span text:style-name="T2">?</text:span></text:p>
      <text:p text:style-name="P11"/>
      <text:p text:style-name="P12">IC &lt;Evosuite&gt;</text:p>
      <text:p text:style-name="P11"/>
      <text:p text:style-name="P14"/>
      <text:p text:style-name="P14">Performance</text:p>
      <text:p text:style-name="P17"/>
      <text:p text:style-name="P7"><text:span text:style-name="T3">IC&lt;Randoop&gt; </text:span><text:span text:style-name="T9">Vs </text:span><text:span text:style-name="T12">Todas</text:span></text:p>
      <text:p text:style-name="P18"/>
      <text:p text:style-name="P3"><text:span text:style-name="T4">EIC&lt;Randoop&gt; é </text:span><text:span text:style-name="T5">7.72</text:span><text:span text:style-name="T4"> % mais rápida que IC&lt;Randoop&gt;.</text:span></text:p>
      <text:p text:style-name="P4"><text:span text:style-name="T5">IC&lt;Evosuite&gt; é 57.84% </text:span><text:span text:style-name="T4">mais rápida que IC&lt;Randoop&gt;.</text:span></text:p>
      <text:p text:style-name="P4"><text:span text:style-name="T5">EIC&lt;Evosuite&gt; é 43.85 % mais </text:span><text:span text:style-name="T4">rápida que IC&lt;Randoop&gt;.</text:span></text:p>
      <text:p text:style-name="P19"/>
      <text:p text:style-name="P12">IC &lt;Evosuite&gt; Vs EIC &lt;Evosuite&gt;</text:p>
      <text:p text:style-name="P20"/>
      <text:p text:style-name="P5"><text:span text:style-name="T6">IC&lt;Evosuite&gt; é 24.91% mais rápid</text:span><text:span text:style-name="T7">a</text:span><text:span text:style-name="T6"> que EIC&lt;Evosuite&gt;.</text:span></text:p>
      <text:p text:style-name="P20"/>
      <text:p text:style-name="P12">EIC &lt;Randoop&gt; Vs EIC &lt;Evosuite&gt;</text:p>
      <text:p text:style-name="P20"/>
      <text:p text:style-name="P6"><text:span text:style-name="T6"><text:s/>EIC &lt;Evosuite&gt; </text:span><text:span text:style-name="T7">é 39.16 % </text:span><text:span text:style-name="T6">mais rápid</text:span><text:span text:style-name="T7">a</text:span><text:span text:style-name="T6"> <text:s/></text:span><text:span text:style-name="T7">que </text:span><text:span text:style-name="T10">EIC &lt;Randoop&gt;.</text:span></text:p>
      <text:p text:style-name="P20"/>
      <text:p text:style-name="P20"><text:soft-page-break/></text:p>
      <text:p text:style-name="P20"/>
      <text:p text:style-name="P19"/>
      <text:p text:style-name="P15">Randoop Vs Evosuite</text:p>
      <text:p text:style-name="P15"/>
      <text:p text:style-name="P22">Na média a abordagem que usar evosuite é 48.87 % mais rápida.</text:p>
      <text:p text:style-name="P15"/>
      <text:p text:style-name="P15">IC Vs EIC</text:p>
      <text:p text:style-name="P15"/>
      <text:p text:style-name="P22">Na média IC é apenas 4.22 % mais rápida que EIC.</text:p>
      <text:p text:style-name="P15"/>
      <text:p text:style-name="P9"><text:span text:style-name="T2">Qual a melhor combinação de abordagem </text:span><text:span text:style-name="T12">Considerando a Performance</text:span><text:span text:style-name="T2">?</text:span></text:p>
      <text:p text:style-name="P15"/>
      <text:p text:style-name="P15">IC&lt;Evosuite&gt;</text:p>
      <text:p text:style-name="P15"/>
      <text:p text:style-name="P20">Quantidade total de pares:</text:p>
      <text:p text:style-name="P20"/>
      <text:p text:style-name="P20">188 pares</text:p>
      <text:p text:style-name="P20"/>
      <text:p text:style-name="P20">Total de pares com resultados iguais:</text:p>
      <text:p text:style-name="P20"/>
      <text:p text:style-name="P5"><text:span text:style-name="T6">153 +15 = 168 pares </text:span><text:span text:style-name="T8">(A maioria deles, as abordagens não conseguiram identificar a quebra de comportamento)</text:span></text:p>
      <text:p text:style-name="P21"/>
      <text:p text:style-name="P20">Total de pares com resultados diferentes:</text:p>
      <text:p text:style-name="P20"/>
      <text:p text:style-name="P20">20 pares ( 10.63 % )</text:p>
      <text:p text:style-name="P20"/>
      <text:p text:style-name="P23">Problemas de Falso-Negativos</text:p>
      <text:p text:style-name="P23"/>
      <text:p text:style-name="P23">6 (3.19%)</text:p>
      <text:p text:style-name="P18"><text:soft-page-break/></text:p>
      <text:p text:style-name="P23"/>
      <text:p text:style-name="P23"/>
      <text:p text:style-name="P23">Problemas de False-Positivos</text:p>
      <text:p text:style-name="P24"/>
      <text:p text:style-name="P24">11 (5.85 %)</text:p>
      <text:p text:style-name="P24"/>
      <text:p text:style-name="P25">Quebra de comportamento foi identificada em 29 subjects(15.42%).</text:p>
      <text:p text:style-name="P25"/>
      <text:p text:style-name="P23"/>
      <text:p text:style-name="P16">Em média </text:p>
      <text:p text:style-name="P23"/>
      <text:p text:style-name="P23">Randoop gera 1 teste a cada 0.02 segundos ao utilizar IC.</text:p>
      <text:p text:style-name="P23">Randoop gera 1 teste a cada 0.03 segundos ao utilizar EIC.</text:p>
      <text:p text:style-name="P23">Evosuite gera 1 teste a cada 40.41 segundos ao utilizar IC.</text:p>
      <text:p text:style-name="P23">Evosuite gera 1 teste a cada 48.69 segundos ao utilizar EIC.</text:p>
      <text:p text:style-name="P23"/>
      <text:p text:style-name="P23"><draw:frame draw:style-name="fr1" draw:name="Object1" text:anchor-type="paragraph" svg:x="0.3126in" svg:y="0.2492in" svg:width="6.3in" svg:height="3.536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<draw:frame draw:style-name="fr1" draw:name="Object2" text:anchor-type="paragraph" svg:x="-0.1465in" svg:y="0in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8"/>
      <text:p text:style-name="P18"><draw:frame draw:style-name="fr1" draw:name="Object3" text:anchor-type="paragraph" svg:x="0.2874in" svg:y="0.1846in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</meta:initial-creator>
    <meta:creation-date>2013-10-21T15:12:27</meta:creation-date>
    <meta:generator>LibreOffice/3.6$Linux_X86_64 LibreOffice_project/360m1$Build-2</meta:generator>
    <dc:date>2013-10-21T18:19:59</dc:date>
    <dc:creator>Jefferson </dc:creator>
    <meta:editing-duration>PT1H51M23S</meta:editing-duration>
    <meta:editing-cycles>13</meta:editing-cycles>
    <meta:document-statistic meta:table-count="0" meta:image-count="0" meta:object-count="3" meta:page-count="4" meta:paragraph-count="38" meta:word-count="244" meta:character-count="1454" meta:non-whitespace-character-count="12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8.981cm" xlink:href="." xlink:type="simple" chart:class="chart:bar" chart:style-name="ch1">
        <chart:title svg:x="6.422cm" svg:y="0.315cm" chart:style-name="ch2">
          <text:p>Approach Time</text:p>
        </chart:title>
        <chart:legend chart:legend-position="top" svg:x="2.623cm" svg:y="1.458cm" style:legend-expansion="wide" chart:style-name="ch3"/>
        <chart:plot-area chart:style-name="ch4" chart:data-source-has-labels="both" svg:x="1.331cm" svg:y="2.414cm" svg:width="14.03cm" svg:height="5.407cm">
          <chartooo:coordinate-region svg:x="2.323cm" svg:y="2.613cm" svg:width="13.036cm" svg:height="4.163cm"/>
          <chart:axis chart:dimension="x" chart:name="primary-x" chart:style-name="ch5" chartooo:axis-type="text">
            <chart:title svg:x="7.826cm" svg:y="8cm" chart:style-name="ch6">
              <text:p>Pair Id</text:p>
            </chart:title>
            <chart:categories table:cell-range-address="local-table.$A$2:.$A$36"/>
          </chart:axis>
          <chart:axis chart:dimension="y" chart:name="primary-y" chart:style-name="ch7">
            <chart:title svg:x="0.451cm" svg:y="5.531cm" chart:style-name="ch8">
              <text:p>Time</text:p>
            </chart:title>
            <chart:grid chart:style-name="ch9" chart:class="major"/>
          </chart:axis>
          <chart:series chart:style-name="ch10" chart:values-cell-range-address="local-table.$B$2:.$B$36" chart:label-cell-address="local-table.$B$1" chart:class="chart:bar">
            <chart:data-point chart:repeated="35"/>
          </chart:series>
          <chart:series chart:style-name="ch11" chart:values-cell-range-address="local-table.$C$2:.$C$36" chart:label-cell-address="local-table.$C$1" chart:class="chart:bar">
            <chart:data-point chart:repeated="35"/>
          </chart:series>
          <chart:series chart:style-name="ch12" chart:values-cell-range-address="local-table.$D$2:.$D$36" chart:label-cell-address="local-table.$D$1" chart:class="chart:bar">
            <chart:data-point chart:repeated="35"/>
          </chart:series>
          <chart:series chart:style-name="ch13" chart:values-cell-range-address="local-table.$E$2:.$E$36" chart:label-cell-address="local-table.$E$1" chart:class="chart:ba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&lt;randoop&gt;</text:p>
              </table:table-cell>
              <table:table-cell office:value-type="string">
                <text:p>EIC&lt;randoop&gt;</text:p>
              </table:table-cell>
              <table:table-cell office:value-type="string">
                <text:p>IC&lt;evosuite&gt;</text:p>
              </table:table-cell>
              <table:table-cell office:value-type="string">
                <text:p>EIC&lt;evosuite&gt;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91">
                <text:p>1791</text:p>
              </table:table-cell>
              <table:table-cell office:value-type="float" office:value="1879">
                <text:p>1879</text:p>
              </table:table-cell>
              <table:table-cell office:value-type="float" office:value="170">
                <text:p>17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4">
                <text:p>674</text:p>
              </table:table-cell>
              <table:table-cell office:value-type="float" office:value="1129">
                <text:p>1129</text:p>
              </table:table-cell>
              <table:table-cell office:value-type="float" office:value="444">
                <text:p>44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0">
                <text:p>650</text:p>
              </table:table-cell>
              <table:table-cell office:value-type="float" office:value="706">
                <text:p>706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3">
                <text:p>773</text:p>
              </table:table-cell>
              <table:table-cell office:value-type="float" office:value="822">
                <text:p>822</text:p>
              </table:table-cell>
              <table:table-cell office:value-type="float" office:value="523">
                <text:p>5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1">
                <text:p>731</text:p>
              </table:table-cell>
              <table:table-cell office:value-type="float" office:value="787">
                <text:p>787</text:p>
              </table:table-cell>
              <table:table-cell office:value-type="float" office:value="991">
                <text:p>99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9">
                <text:p>709</text:p>
              </table:table-cell>
              <table:table-cell office:value-type="float" office:value="903">
                <text:p>903</text:p>
              </table:table-cell>
              <table:table-cell office:value-type="float" office:value="554">
                <text:p>55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3">
                <text:p>653</text:p>
              </table:table-cell>
              <table:table-cell office:value-type="float" office:value="1201">
                <text:p>1201</text:p>
              </table:table-cell>
              <table:table-cell office:value-type="float" office:value="489">
                <text:p>48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92">
                <text:p>192</text:p>
              </table:table-cell>
              <table:table-cell office:value-type="float" office:value="168">
                <text:p>16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7">
                <text:p>577</text:p>
              </table:table-cell>
              <table:table-cell office:value-type="float" office:value="610">
                <text:p>610</text:p>
              </table:table-cell>
              <table:table-cell office:value-type="float" office:value="172">
                <text:p>17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28">
                <text:p>128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">
                <text:p>439</text:p>
              </table:table-cell>
              <table:table-cell office:value-type="float" office:value="482">
                <text:p>482</text:p>
              </table:table-cell>
              <table:table-cell office:value-type="float" office:value="323">
                <text:p>32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6">
                <text:p>1306</text:p>
              </table:table-cell>
              <table:table-cell office:value-type="float" office:value="1242">
                <text:p>1242</text:p>
              </table:table-cell>
              <table:table-cell office:value-type="float" office:value="498">
                <text:p>49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2">
                <text:p>1382</text:p>
              </table:table-cell>
              <table:table-cell office:value-type="float" office:value="1192">
                <text:p>1192</text:p>
              </table:table-cell>
              <table:table-cell office:value-type="float" office:value="428">
                <text:p>42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1">
                <text:p>961</text:p>
              </table:table-cell>
              <table:table-cell office:value-type="float" office:value="716">
                <text:p>716</text:p>
              </table:table-cell>
              <table:table-cell office:value-type="float" office:value="669">
                <text:p>669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1">
                <text:p>691</text:p>
              </table:table-cell>
              <table:table-cell office:value-type="float" office:value="803">
                <text:p>803</text:p>
              </table:table-cell>
              <table:table-cell office:value-type="float" office:value="245">
                <text:p>24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7">
                <text:p>597</text:p>
              </table:table-cell>
              <table:table-cell office:value-type="float" office:value="540">
                <text:p>540</text:p>
              </table:table-cell>
              <table:table-cell office:value-type="float" office:value="538">
                <text:p>53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1">
                <text:p>381</text:p>
              </table:table-cell>
              <table:table-cell office:value-type="float" office:value="458">
                <text:p>458</text:p>
              </table:table-cell>
              <table:table-cell office:value-type="float" office:value="196">
                <text:p>19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1">
                <text:p>791</text:p>
              </table:table-cell>
              <table:table-cell office:value-type="float" office:value="557">
                <text:p>557</text:p>
              </table:table-cell>
              <table:table-cell office:value-type="float" office:value="188">
                <text:p>18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3">
                <text:p>643</text:p>
              </table:table-cell>
              <table:table-cell office:value-type="float" office:value="708">
                <text:p>708</text:p>
              </table:table-cell>
              <table:table-cell office:value-type="float" office:value="424">
                <text:p>42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">
                <text:p>1400</text:p>
              </table:table-cell>
              <table:table-cell office:value-type="float" office:value="108">
                <text:p>108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">
                <text:p>404</text:p>
              </table:table-cell>
              <table:table-cell office:value-type="float" office:value="732">
                <text:p>732</text:p>
              </table:table-cell>
              <table:table-cell office:value-type="float" office:value="216">
                <text:p>21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3">
                <text:p>623</text:p>
              </table:table-cell>
              <table:table-cell office:value-type="float" office:value="673">
                <text:p>673</text:p>
              </table:table-cell>
              <table:table-cell office:value-type="float" office:value="414">
                <text:p>4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8">
                <text:p>408</text:p>
              </table:table-cell>
              <table:table-cell office:value-type="float" office:value="708">
                <text:p>708</text:p>
              </table:table-cell>
              <table:table-cell office:value-type="float" office:value="413">
                <text:p>41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2">
                <text:p>912</text:p>
              </table:table-cell>
              <table:table-cell office:value-type="float" office:value="1236">
                <text:p>1236</text:p>
              </table:table-cell>
              <table:table-cell office:value-type="float" office:value="468">
                <text:p>46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">
                <text:p>650</text:p>
              </table:table-cell>
              <table:table-cell office:value-type="float" office:value="722">
                <text:p>722</text:p>
              </table:table-cell>
              <table:table-cell office:value-type="float" office:value="456">
                <text:p>45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7">
                <text:p>3167</text:p>
              </table:table-cell>
              <table:table-cell office:value-type="float" office:value="610">
                <text:p>610</text:p>
              </table:table-cell>
              <table:table-cell office:value-type="float" office:value="254">
                <text:p>2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8">
                <text:p>1198</text:p>
              </table:table-cell>
              <table:table-cell office:value-type="float" office:value="3384">
                <text:p>3384</text:p>
              </table:table-cell>
              <table:table-cell office:value-type="float" office:value="220">
                <text:p>22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2">
                <text:p>472</text:p>
              </table:table-cell>
              <table:table-cell office:value-type="float" office:value="758">
                <text:p>758</text:p>
              </table:table-cell>
              <table:table-cell office:value-type="float" office:value="294">
                <text:p>29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2">
                <text:p>732</text:p>
              </table:table-cell>
              <table:table-cell office:value-type="float" office:value="854">
                <text:p>854</text:p>
              </table:table-cell>
              <table:table-cell office:value-type="float" office:value="550">
                <text:p>55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35">
                <text:p>3635</text:p>
              </table:table-cell>
              <table:table-cell office:value-type="float" office:value="772">
                <text:p>772</text:p>
              </table:table-cell>
              <table:table-cell office:value-type="float" office:value="398">
                <text:p>398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4">
                <text:p>674</text:p>
              </table:table-cell>
              <table:table-cell office:value-type="float" office:value="968">
                <text:p>968</text:p>
              </table:table-cell>
              <table:table-cell office:value-type="float" office:value="482">
                <text:p>48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9">
                <text:p>419</text:p>
              </table:table-cell>
              <table:table-cell office:value-type="float" office:value="722">
                <text:p>722</text:p>
              </table:table-cell>
              <table:table-cell office:value-type="float" office:value="290">
                <text:p>29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2">
                <text:p>632</text:p>
              </table:table-cell>
              <table:table-cell office:value-type="float" office:value="717">
                <text:p>717</text:p>
              </table:table-cell>
              <table:table-cell office:value-type="float" office:value="386">
                <text:p>38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1">
                <text:p>1921</text:p>
              </table:table-cell>
              <table:table-cell office:value-type="float" office:value="735">
                <text:p>735</text:p>
              </table:table-cell>
              <table:table-cell office:value-type="float" office:value="414">
                <text:p>414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958cm" svg:y="0.315cm" chart:style-name="ch2">
          <text:p>Approach Coverage</text:p>
        </chart:title>
        <chart:legend chart:legend-position="top" svg:x="2.622cm" svg:y="1.457cm" style:legend-expansion="wide" chart:style-name="ch3"/>
        <chart:plot-area chart:style-name="ch4" chart:data-source-has-labels="both" svg:x="1.33cm" svg:y="2.414cm" svg:width="14.031cm" svg:height="5.425cm">
          <chartooo:coordinate-region svg:x="2.137cm" svg:y="2.613cm" svg:width="13.224cm" svg:height="4.579cm"/>
          <chart:axis chart:dimension="x" chart:name="primary-x" chart:style-name="ch5" chartooo:axis-type="text">
            <chart:title svg:x="7.825cm" svg:y="8.018cm" chart:style-name="ch6">
              <text:p>Pair Id</text:p>
            </chart:title>
            <chart:categories table:cell-range-address="local-table.$A$2:.$A$36"/>
          </chart:axis>
          <chart:axis chart:dimension="y" chart:name="primary-y" chart:style-name="ch7">
            <chart:title svg:x="0.451cm" svg:y="6.771cm" chart:style-name="ch8">
              <text:p>Coverage Percentage</text:p>
            </chart:title>
            <chart:grid chart:style-name="ch9" chart:class="major"/>
          </chart:axis>
          <chart:series chart:style-name="ch10" chart:values-cell-range-address="local-table.$B$2:.$B$36" chart:label-cell-address="local-table.$B$1" chart:class="chart:bar">
            <chart:data-point chart:repeated="35"/>
          </chart:series>
          <chart:series chart:style-name="ch11" chart:values-cell-range-address="local-table.$C$2:.$C$36" chart:label-cell-address="local-table.$C$1" chart:class="chart:bar">
            <chart:data-point chart:repeated="35"/>
          </chart:series>
          <chart:series chart:style-name="ch12" chart:values-cell-range-address="local-table.$D$2:.$D$36" chart:label-cell-address="local-table.$D$1" chart:class="chart:bar">
            <chart:data-point chart:repeated="35"/>
          </chart:series>
          <chart:series chart:style-name="ch13" chart:values-cell-range-address="local-table.$E$2:.$E$36" chart:label-cell-address="local-table.$E$1" chart:class="chart:ba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&lt;randoop&gt;</text:p>
              </table:table-cell>
              <table:table-cell office:value-type="string">
                <text:p>EIC&lt;randoop&gt;</text:p>
              </table:table-cell>
              <table:table-cell office:value-type="string">
                <text:p>IC&lt;evosuite&gt;</text:p>
              </table:table-cell>
              <table:table-cell office:value-type="string">
                <text:p>EIC&lt;evosuite&gt;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.86">
                <text:p>42.86</text:p>
              </table:table-cell>
              <table:table-cell office:value-type="float" office:value="42.86">
                <text:p>42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4.44">
                <text:p>44.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.78">
                <text:p>77.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7.99">
                <text:p>87.99</text:p>
              </table:table-cell>
              <table:table-cell office:value-type="float" office:value="93.12">
                <text:p>93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83.33">
                <text:p>83.33</text:p>
              </table:table-cell>
              <table:table-cell office:value-type="float" office:value="91.29">
                <text:p>91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3.64">
                <text:p>43.64</text:p>
              </table:table-cell>
              <table:table-cell office:value-type="float" office:value="38.71">
                <text:p>38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11">
                <text:p>11</text:p>
              </table:table-cell>
              <table:table-cell office:value-type="float" office:value="95.45">
                <text:p>95.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">
                <text:p>8.2</text:p>
              </table:table-cell>
              <table:table-cell office:value-type="float" office:value="49">
                <text:p>49</text:p>
              </table:table-cell>
              <table:table-cell office:value-type="float" office:value="33.33">
                <text:p>33.33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2.22">
                <text:p>22.2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1">
                <text:p>21.1</text:p>
              </table:table-cell>
              <table:table-cell office:value-type="float" office:value="49">
                <text:p>49</text:p>
              </table:table-cell>
              <table:table-cell office:value-type="float" office:value="89.29">
                <text:p>89.29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">
                <text:p>8.2</text:p>
              </table:table-cell>
              <table:table-cell office:value-type="float" office:value="49.5">
                <text:p>49.5</text:p>
              </table:table-cell>
              <table:table-cell office:value-type="float" office:value="51.52">
                <text:p>51.52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27.12">
                <text:p>27.12</text:p>
              </table:table-cell>
              <table:table-cell office:value-type="float" office:value="25.42">
                <text:p>25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66.67">
                <text:p>66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5.45">
                <text:p>95.45</text:p>
              </table:table-cell>
              <table:table-cell office:value-type="float" office:value="74.49">
                <text:p>74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6">
                <text:p>10.6</text:p>
              </table:table-cell>
              <table:table-cell office:value-type="float" office:value="2">
                <text:p>2</text:p>
              </table:table-cell>
              <table:table-cell office:value-type="float" office:value="93.55">
                <text:p>93.55</text:p>
              </table:table-cell>
              <table:table-cell office:value-type="float" office:value="28.79">
                <text:p>28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0.73">
                <text:p>20.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70.41">
                <text:p>7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4.38">
                <text:p>34.38</text:p>
              </table:table-cell>
              <table:table-cell office:value-type="float" office:value="51.85">
                <text:p>51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32.26">
                <text:p>32.26</text:p>
              </table:table-cell>
              <table:table-cell office:value-type="float" office:value="52.38">
                <text:p>52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6.92">
                <text:p>26.92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191cm" svg:y="0.315cm" chart:style-name="ch2">
          <text:p>Amount of Generated Tests</text:p>
        </chart:title>
        <chart:subtitle svg:x="6.011cm" svg:y="1.273cm" chart:style-name="ch3">
          <text:p>Timeout: 300 seconds</text:p>
        </chart:subtitle>
        <chart:legend chart:legend-position="top" svg:x="2.622cm" svg:y="2.141cm" style:legend-expansion="wide" chart:style-name="ch4"/>
        <chart:plot-area chart:style-name="ch5" chart:data-source-has-labels="both" svg:x="1.33cm" svg:y="3.097cm" svg:width="14.031cm" svg:height="4.742cm">
          <chartooo:coordinate-region svg:x="2.507cm" svg:y="3.296cm" svg:width="12.849cm" svg:height="3.498cm"/>
          <chart:axis chart:dimension="x" chart:name="primary-x" chart:style-name="ch6" chartooo:axis-type="text">
            <chart:title svg:x="7.825cm" svg:y="8.018cm" chart:style-name="ch7">
              <text:p>Pair Id</text:p>
            </chart:title>
            <chart:categories table:cell-range-address="local-table.$A$2:.$A$36"/>
          </chart:axis>
          <chart:axis chart:dimension="y" chart:name="primary-y" chart:style-name="ch8">
            <chart:title svg:x="0.451cm" svg:y="6.517cm" chart:style-name="ch9">
              <text:p>Test Aamount</text:p>
            </chart:title>
            <chart:grid chart:style-name="ch10" chart:class="major"/>
          </chart:axis>
          <chart:series chart:style-name="ch11" chart:values-cell-range-address="local-table.$B$2:.$B$36" chart:label-cell-address="local-table.$B$1" chart:class="chart:bar">
            <chart:data-point chart:repeated="35"/>
          </chart:series>
          <chart:series chart:style-name="ch12" chart:values-cell-range-address="local-table.$C$2:.$C$36" chart:label-cell-address="local-table.$C$1" chart:class="chart:bar">
            <chart:data-point chart:repeated="35"/>
          </chart:series>
          <chart:series chart:style-name="ch13" chart:values-cell-range-address="local-table.$D$2:.$D$36" chart:label-cell-address="local-table.$D$1" chart:class="chart:bar">
            <chart:data-point chart:repeated="35"/>
          </chart:series>
          <chart:series chart:style-name="ch14" chart:values-cell-range-address="local-table.$E$2:.$E$36" chart:label-cell-address="local-table.$E$1" chart:class="chart:ba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&lt;randoop&gt;</text:p>
              </table:table-cell>
              <table:table-cell office:value-type="string">
                <text:p>EIC&lt;randoop&gt;</text:p>
              </table:table-cell>
              <table:table-cell office:value-type="string">
                <text:p>IC&lt;evosuite&gt;</text:p>
              </table:table-cell>
              <table:table-cell office:value-type="string">
                <text:p>EIC&lt;evosuite&gt;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12">
                <text:p>32812</text:p>
              </table:table-cell>
              <table:table-cell office:value-type="float" office:value="32625">
                <text:p>326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36">
                <text:p>5636</text:p>
              </table:table-cell>
              <table:table-cell office:value-type="float" office:value="14894">
                <text:p>148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51">
                <text:p>4051</text:p>
              </table:table-cell>
              <table:table-cell office:value-type="float" office:value="4032">
                <text:p>40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4">
                <text:p>6224</text:p>
              </table:table-cell>
              <table:table-cell office:value-type="float" office:value="6232">
                <text:p>62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72">
                <text:p>5872</text:p>
              </table:table-cell>
              <table:table-cell office:value-type="float" office:value="5878">
                <text:p>587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17">
                <text:p>5317</text:p>
              </table:table-cell>
              <table:table-cell office:value-type="float" office:value="5343">
                <text:p>53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0">
                <text:p>3630</text:p>
              </table:table-cell>
              <table:table-cell office:value-type="float" office:value="14538">
                <text:p>1453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">
                <text:p>3276</text:p>
              </table:table-cell>
              <table:table-cell office:value-type="float" office:value="3330">
                <text:p>33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5">
                <text:p>1200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36">
                <text:p>17536</text:p>
              </table:table-cell>
              <table:table-cell office:value-type="float" office:value="15526">
                <text:p>1552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60">
                <text:p>20360</text:p>
              </table:table-cell>
              <table:table-cell office:value-type="float" office:value="13699">
                <text:p>1369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787">
                <text:p>23787</text:p>
              </table:table-cell>
              <table:table-cell office:value-type="float" office:value="24488">
                <text:p>24488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34">
                <text:p>6834</text:p>
              </table:table-cell>
              <table:table-cell office:value-type="float" office:value="7449">
                <text:p>74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55">
                <text:p>3955</text:p>
              </table:table-cell>
              <table:table-cell office:value-type="float" office:value="1500">
                <text:p>1500</text:p>
              </table:table-cell>
              <table:table-cell office:value-type="float" office:value="10.5">
                <text:p>1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4">
                <text:p>9024</text:p>
              </table:table-cell>
              <table:table-cell office:value-type="float" office:value="2458">
                <text:p>245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65">
                <text:p>5665</text:p>
              </table:table-cell>
              <table:table-cell office:value-type="float" office:value="5284">
                <text:p>528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42">
                <text:p>20742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5430">
                <text:p>543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47">
                <text:p>5447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358">
                <text:p>535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54">
                <text:p>10954</text:p>
              </table:table-cell>
              <table:table-cell office:value-type="float" office:value="16303">
                <text:p>1630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38">
                <text:p>4738</text:p>
              </table:table-cell>
              <table:table-cell office:value-type="float" office:value="4720">
                <text:p>472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161">
                <text:p>71161</text:p>
              </table:table-cell>
              <table:table-cell office:value-type="float" office:value="3898">
                <text:p>389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423">
                <text:p>18423</text:p>
              </table:table-cell>
              <table:table-cell office:value-type="float" office:value="71365">
                <text:p>71365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336">
                <text:p>5336</text:p>
              </table:table-cell>
              <table:table-cell office:value-type="float" office:value="19">
                <text:p>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54">
                <text:p>4854</text:p>
              </table:table-cell>
              <table:table-cell office:value-type="float" office:value="6166">
                <text:p>616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012">
                <text:p>69012</text:p>
              </table:table-cell>
              <table:table-cell office:value-type="float" office:value="3875">
                <text:p>387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86">
                <text:p>4786</text:p>
              </table:table-cell>
              <table:table-cell office:value-type="float" office:value="10044">
                <text:p>1004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4953">
                <text:p>495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0">
                <text:p>3460</text:p>
              </table:table-cell>
              <table:table-cell office:value-type="float" office:value="3532">
                <text:p>35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507">
                <text:p>75507</text:p>
              </table:table-cell>
              <table:table-cell office:value-type="float" office:value="6122">
                <text:p>612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